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ae3" officeooo:paragraph-rsid="000f2ae3"/>
    </style:style>
    <style:style style:name="P2" style:family="paragraph" style:parent-style-name="Standard">
      <style:text-properties officeooo:rsid="000fc8f0" officeooo:paragraph-rsid="000fc8f0"/>
    </style:style>
    <style:style style:name="P3" style:family="paragraph" style:parent-style-name="Standard">
      <style:text-properties officeooo:rsid="00107c2c" officeooo:paragraph-rsid="00107c2c"/>
    </style:style>
    <style:style style:name="P4" style:family="paragraph" style:parent-style-name="Standard">
      <style:text-properties officeooo:rsid="00124474" officeooo:paragraph-rsid="0012447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-keygen -t rsa (Desktop)</text:p>
      <text:p text:style-name="P2">ssh-copy-id <text:a xlink:type="simple" xlink:href="mailto:backup-daniel-salvador@172.16.24.x" text:style-name="Internet_20_link" text:visited-style-name="Visited_20_Internet_20_Link">backup-daniel-salvador@172.16.24.x</text:a></text:p>
      <text:p text:style-name="P3">Servidor</text:p>
      <text:p text:style-name="P3">sudo mkdir /backup</text:p>
      <text:p text:style-name="P3">sudo chown backup-daniel-salvador /backup</text:p>
      <text:p text:style-name="P3"/>
      <text:p text:style-name="P3">Comando para recuperar backup </text:p>
      <text:p text:style-name="P3">scp <text:a xlink:type="simple" xlink:href="mailto:backup-daniel-salvador@172.16.24.196" text:style-name="Internet_20_link" text:visited-style-name="Visited_20_Internet_20_Link">backup-daniel-salvador@172.16.24.196</text:a>:/backup/archivo <text:span text:style-name="T2">/home/ usuari/ recuperacion_backup/ </text:span></text:p>
      <text:p text:style-name="P4"><text:span text:style-name="T2">descifrar gpg --batch --passphrase-file pass.txt -d backup_comprimit_20240119.zip.gpg &gt; backup_descifrado.zip</text:span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08:30:12.369238537</meta:creation-date>
    <meta:generator>LibreOffice/7.3.7.2$Linux_X86_64 LibreOffice_project/30$Build-2</meta:generator>
    <dc:date>2024-02-14T08:31:21.597787533</dc:date>
    <meta:editing-duration>PT21M25S</meta:editing-duration>
    <meta:editing-cycles>3</meta:editing-cycles>
    <meta:document-statistic meta:table-count="0" meta:image-count="0" meta:object-count="0" meta:page-count="1" meta:paragraph-count="8" meta:word-count="34" meta:character-count="372" meta:non-whitespace-character-count="346"/>
  </office:meta>
</office:document-meta>
</file>